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c42c" officeooo:paragraph-rsid="000bc42c"/>
    </style:style>
    <style:style style:name="P2" style:family="paragraph" style:parent-style-name="Standard">
      <style:text-properties fo:font-weight="bold" officeooo:rsid="000d6a3d" officeooo:paragraph-rsid="000d6a3d" style:font-weight-asian="bold" style:font-weight-complex="bold"/>
    </style:style>
    <style:style style:name="P3" style:family="paragraph" style:parent-style-name="Standard">
      <style:paragraph-properties fo:text-align="center" style:justify-single-word="false"/>
      <style:text-properties fo:font-size="14pt" fo:font-weight="bold" officeooo:rsid="0008da66" officeooo:paragraph-rsid="0008da66" style:font-size-asian="14pt" style:font-weight-asian="bold" style:font-size-complex="14pt" style:font-weight-complex="bold"/>
    </style:style>
    <style:style style:name="P4" style:family="paragraph" style:parent-style-name="Standard">
      <style:text-properties officeooo:rsid="00163b6a" officeooo:paragraph-rsid="00163b6a"/>
    </style:style>
    <style:style style:name="P5" style:family="paragraph" style:parent-style-name="Standard" style:list-style-name="L1">
      <style:text-properties officeooo:rsid="000ace77" officeooo:paragraph-rsid="00163b6a"/>
    </style:style>
    <style:style style:name="P6" style:family="paragraph" style:parent-style-name="Standard" style:list-style-name="L1">
      <style:text-properties officeooo:rsid="000e692a" officeooo:paragraph-rsid="000e692a"/>
    </style:style>
    <style:style style:name="P7" style:family="paragraph" style:parent-style-name="Standard" style:list-style-name="L1">
      <style:text-properties officeooo:rsid="000e692a" officeooo:paragraph-rsid="00101160"/>
    </style:style>
    <style:style style:name="P8" style:family="paragraph" style:parent-style-name="Standard" style:list-style-name="L1">
      <style:text-properties officeooo:rsid="000b595a" officeooo:paragraph-rsid="00161bdc"/>
    </style:style>
    <style:style style:name="P9" style:family="paragraph" style:parent-style-name="Standard" style:list-style-name="L1">
      <style:text-properties officeooo:rsid="000b595a" officeooo:paragraph-rsid="0011160e"/>
    </style:style>
    <style:style style:name="P10" style:family="paragraph" style:parent-style-name="Standard" style:list-style-name="L1">
      <style:text-properties officeooo:rsid="000b595a" officeooo:paragraph-rsid="000b595a"/>
    </style:style>
    <style:style style:name="P11" style:family="paragraph" style:parent-style-name="Standard" style:list-style-name="L1">
      <style:text-properties fo:font-weight="bold" officeooo:rsid="00125532" officeooo:paragraph-rsid="00125532" style:font-weight-asian="bold" style:font-weight-complex="bold"/>
    </style:style>
    <style:style style:name="P12" style:family="paragraph" style:parent-style-name="Standard" style:list-style-name="L1">
      <style:text-properties officeooo:rsid="000bc42c" officeooo:paragraph-rsid="000bc42c"/>
    </style:style>
    <style:style style:name="P13" style:family="paragraph" style:parent-style-name="Standard" style:list-style-name="L1">
      <style:text-properties officeooo:rsid="000bc42c" officeooo:paragraph-rsid="00163b6a"/>
    </style:style>
    <style:style style:name="P14" style:family="paragraph" style:parent-style-name="Standard" style:list-style-name="L1">
      <style:text-properties officeooo:rsid="000f4fac" officeooo:paragraph-rsid="000f4fac"/>
    </style:style>
    <style:style style:name="P15" style:family="paragraph" style:parent-style-name="Standard">
      <style:text-properties officeooo:rsid="0017e531" officeooo:paragraph-rsid="0017e531"/>
    </style:style>
    <style:style style:name="P16" style:family="paragraph" style:parent-style-name="Standard" style:list-style-name="L4">
      <style:paragraph-properties fo:text-align="start" style:justify-single-word="false"/>
      <style:text-properties fo:color="#ff3333" officeooo:rsid="0017e531" officeooo:paragraph-rsid="0017e531"/>
    </style:style>
    <style:style style:name="P17" style:family="paragraph" style:parent-style-name="Standard">
      <style:paragraph-properties fo:text-align="start" style:justify-single-word="false"/>
      <style:text-properties fo:color="#ff3333" officeooo:rsid="0017e531" officeooo:paragraph-rsid="0017e531"/>
    </style:style>
    <style:style style:name="P18" style:family="paragraph" style:parent-style-name="Standard">
      <style:text-properties fo:color="#ff3333" officeooo:rsid="0017e531" officeooo:paragraph-rsid="0018b993"/>
    </style:style>
    <style:style style:name="P19" style:family="paragraph" style:parent-style-name="Standard">
      <style:text-properties fo:color="#ff3333" officeooo:rsid="0008da66" officeooo:paragraph-rsid="0017e531"/>
    </style:style>
    <style:style style:name="P20" style:family="paragraph" style:parent-style-name="Standard" style:list-style-name="L3">
      <style:text-properties fo:color="#ff3333" officeooo:rsid="0008da66" officeooo:paragraph-rsid="0017e531"/>
    </style:style>
    <style:style style:name="P21" style:family="paragraph" style:parent-style-name="Standard">
      <style:text-properties fo:color="#ff3333" fo:font-size="12pt" officeooo:rsid="0017e531" officeooo:paragraph-rsid="0017e531" style:font-size-asian="12pt" style:font-size-complex="12pt"/>
    </style:style>
    <style:style style:name="P22" style:family="paragraph" style:parent-style-name="Standard">
      <style:text-properties fo:color="#ff3333" fo:font-size="12pt" officeooo:rsid="0018b993" officeooo:paragraph-rsid="0018b993" style:font-size-asian="12pt" style:font-size-complex="12pt"/>
    </style:style>
    <style:style style:name="P23" style:family="paragraph" style:parent-style-name="Standard">
      <style:text-properties fo:color="#ff3333" fo:font-size="12pt" officeooo:rsid="0008da66" officeooo:paragraph-rsid="0018b993" style:font-size-asian="12pt" style:font-size-complex="12pt"/>
    </style:style>
    <style:style style:name="P24" style:family="paragraph" style:parent-style-name="Standard" style:list-style-name="L3">
      <style:text-properties fo:color="#ff3333" officeooo:paragraph-rsid="0017e531"/>
    </style:style>
    <style:style style:name="P25" style:family="paragraph" style:parent-style-name="Standard" style:list-style-name="L3">
      <style:text-properties fo:color="#ff3333" officeooo:rsid="0018b993" officeooo:paragraph-rsid="0018b993"/>
    </style:style>
    <style:style style:name="P26" style:family="paragraph" style:parent-style-name="Standard">
      <style:paragraph-properties fo:margin-left="1.397cm" fo:margin-right="0cm" fo:text-align="start" style:justify-single-word="false" fo:text-indent="0cm" style:auto-text-indent="false"/>
      <style:text-properties fo:color="#ff3333" officeooo:rsid="0017e531" officeooo:paragraph-rsid="0017e531"/>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6a3d"/>
    </style:style>
    <style:style style:name="T2" style:family="text">
      <style:text-properties fo:font-weight="bold" style:font-weight-asian="bold" style:font-weight-complex="bold"/>
    </style:style>
    <style:style style:name="T3" style:family="text">
      <style:text-properties fo:font-weight="bold" officeooo:rsid="000d6a3d" style:font-weight-asian="bold" style:font-weight-complex="bold"/>
    </style:style>
    <style:style style:name="T4" style:family="text">
      <style:text-properties fo:font-weight="bold" officeooo:rsid="000e692a" style:font-weight-asian="bold" style:font-weight-complex="bold"/>
    </style:style>
    <style:style style:name="T5" style:family="text">
      <style:text-properties fo:font-weight="bold" officeooo:rsid="000f4fac" style:font-weight-asian="bold" style:font-weight-complex="bold"/>
    </style:style>
    <style:style style:name="T6" style:family="text">
      <style:text-properties fo:font-weight="bold" officeooo:rsid="0011160e" style:font-weight-asian="bold" style:font-weight-complex="bold"/>
    </style:style>
    <style:style style:name="T7" style:family="text">
      <style:text-properties fo:font-weight="bold" officeooo:rsid="00125532" style:font-weight-asian="bold" style:font-weight-complex="bold"/>
    </style:style>
    <style:style style:name="T8" style:family="text">
      <style:text-properties fo:font-weight="bold" officeooo:rsid="00163b6a" style:font-weight-asian="bold" style:font-weight-complex="bold"/>
    </style:style>
    <style:style style:name="T9" style:family="text">
      <style:text-properties officeooo:rsid="000e692a"/>
    </style:style>
    <style:style style:name="T10" style:family="text">
      <style:text-properties officeooo:rsid="000f4fac"/>
    </style:style>
    <style:style style:name="T11" style:family="text">
      <style:text-properties officeooo:rsid="00101160"/>
    </style:style>
    <style:style style:name="T12" style:family="text">
      <style:text-properties fo:font-style="normal" fo:font-weight="bold" officeooo:rsid="00101160" style:font-style-asian="normal" style:font-weight-asian="bold" style:font-style-complex="normal" style:font-weight-complex="bold"/>
    </style:style>
    <style:style style:name="T13" style:family="text">
      <style:text-properties officeooo:rsid="0011160e"/>
    </style:style>
    <style:style style:name="T14" style:family="text">
      <style:text-properties officeooo:rsid="00125532"/>
    </style:style>
    <style:style style:name="T15" style:family="text">
      <style:text-properties fo:font-weight="normal" officeooo:rsid="00142654" style:font-weight-asian="normal" style:font-weight-complex="normal"/>
    </style:style>
    <style:style style:name="T16" style:family="text">
      <style:text-properties officeooo:rsid="00163b6a"/>
    </style:style>
    <style:style style:name="T17" style:family="text">
      <style:text-properties fo:color="#ff3333" fo:font-weight="bold" style:font-weight-asian="bold" style:font-weight-complex="bold"/>
    </style:style>
    <style:style style:name="T18" style:family="text">
      <style:text-properties fo:color="#ff3333" fo:font-weight="bold" officeooo:rsid="00171fe3" style:font-weight-asian="bold" style:font-weight-complex="bold"/>
    </style:style>
    <style:style style:name="T19" style:family="text">
      <style:text-properties officeooo:rsid="0017e531"/>
    </style:style>
    <style:style style:name="T20" style:family="text">
      <style:text-properties officeooo:rsid="000b595a"/>
    </style:style>
    <style:style style:name="T21" style:family="text">
      <style:text-properties style:text-outline="false" style:text-line-through-style="none" style:text-line-through-type="none" style:font-name="Liberation Serif" fo:letter-spacing="normal" fo:font-style="normal" fo:text-shadow="none" style:text-underline-style="none" fo:font-weight="normal" officeooo:rsid="000ace77" style:letter-kerning="true" style:font-style-asian="normal" style:font-weight-asian="normal" style:text-emphasize="none"/>
    </style:style>
    <style:style style:name="T22" style:family="text">
      <style:text-properties style:text-outline="false" style:text-line-through-style="none" style:text-line-through-type="none" style:font-name="Liberation Serif" fo:letter-spacing="normal" fo:font-style="normal" fo:text-shadow="none" style:text-underline-style="none" fo:font-weight="normal" officeooo:rsid="0017e531" style:letter-kerning="true" style:font-style-asian="normal" style:font-weight-asian="normal" style:text-emphasize="none"/>
    </style:style>
    <style:style style:name="T23" style:family="text">
      <style:text-properties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24" style:family="text">
      <style:text-properties officeooo:rsid="0018b993"/>
    </style:style>
    <style:style style:name="T25" style:family="text">
      <style:text-properties fo:font-style="italic" style:font-style-asian="italic" style:font-style-complex="italic"/>
    </style:style>
    <style:style style:name="T26" style:family="text">
      <style:text-properties fo:font-style="italic" officeooo:rsid="000b595a" style:font-style-asian="italic" style:font-style-complex="italic"/>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span text:style-name="T9">H</text:span>armonogram <text:span text:style-name="T1">zespołu 9</text:span></text:p>
      <text:p text:style-name="P1"><text:span text:style-name="T3">Temat:</text:span><text:span text:style-name="T1"> </text:span>Zarządzanie systemem poprzez wykorzystanie rozpoznawania głosu na urządzeniach z systemem Android <text:span text:style-name="T9">oraz na komputerach stacjonarnych.</text:span></text:p>
      <text:p text:style-name="P2">Terminy:</text:p>
      <text:list xml:id="list278855010621080237" text:style-name="L1">
        <text:list-item>
          <text:p text:style-name="P5"><text:span text:style-name="T2">01.11-</text:span><text:span text:style-name="T4">14</text:span><text:span text:style-name="T2">.11.2016</text:span> - Wybór tematu. <text:span text:style-name="T9">Kontakt z opiekunem zespołu.</text:span></text:p>
        </text:list-item>
        <text:list-item>
          <text:p text:style-name="P5"><text:span text:style-name="T4">10.11-</text:span><text:span text:style-name="T18">23</text:span><text:span text:style-name="T4">.</text:span><text:span text:style-name="T4"><office:annotation><dc:creator>mckuk </dc:creator><dc:date>2016-12-07T22:11:37.058476842</dc:date><loext:sender-initials>m</loext:sender-initials><text:p text:style-name="P27"><text:span text:style-name="T27">Niech to się zazębia z wyborem technologii. Jedno może wpłynąć na drugie.</text:span></text:p></office:annotation></text:span><text:span text:style-name="T4">12.2016 </text:span><text:span text:style-name="T9">- Wymodelowanie schematu działania aplikacji.</text:span></text:p>
        </text:list-item>
        <text:list-item>
          <text:p text:style-name="P6"><text:span text:style-name="T2">14.11-27.11.2016</text:span>- Przedstawienie opiekunowi wstępnego harmonogramu oraz udostępnienie strony WWW zespołu. </text:p>
        </text:list-item>
        <text:list-item>
          <text:p text:style-name="P7"><text:span text:style-name="T2">2</text:span><text:span text:style-name="T5">8</text:span><text:span text:style-name="T2">.11-1</text:span><text:span text:style-name="T5">0</text:span><text:span text:style-name="T2">.12.2016 </text:span>Praca nad ostateczną wersją harmonogramu.</text:p>
        </text:list-item>
        <text:list-item>
          <text:p text:style-name="P7"><text:span text:style-name="T12">11.12.2016 <text:s/></text:span><text:span text:style-name="T11"><text:s text:c="8"/></text:span><text:s/>Przedstawienie finalnej wersji <text:span text:style-name="T13">harmonogramu </text:span>opiekunowi grupy. </text:p>
        </text:list-item>
        <text:list-item>
          <text:p text:style-name="P8"><text:span text:style-name="T6">16</text:span><text:span text:style-name="T2">.12.</text:span><text:span text:style-name="T8">2016</text:span><text:span text:style-name="T2">-</text:span><text:span text:style-name="T6">07</text:span><text:span text:style-name="T2">.01.2017</text:span> - Wybranie i zapoznanie się z technologiami potrzebnymi do pracy nad projektem <text:span text:style-name="T14">oraz podział zadań w zespole.</text:span><text:span text:style-name="T14"><office:annotation><dc:creator>mckuk </dc:creator><dc:date>2016-12-07T22:13:13.802824344</dc:date><loext:sender-initials>m</loext:sender-initials><text:p text:style-name="P27"><text:span text:style-name="T27">Mniej więcej w tym samym okresie dodajmy: ustalenie konwencji dot. kodowania (nazewnictwo zmiennych, formatowanie kodu itp.) oraz korzystania z repozytorium i systemu Trac.</text:span></text:p></office:annotation></text:span></text:p>
        </text:list-item>
        <text:list-item>
          <text:p text:style-name="P6"><text:span text:style-name="T2">23.12.</text:span><text:span text:style-name="T8">2016</text:span><text:span text:style-name="T2">-06.01.201</text:span><text:span text:style-name="T8">7</text:span>- Przerwa świąteczna. <text:span text:style-name="T11">Przerwa w pracy nad projektem.</text:span></text:p>
        </text:list-item>
        <text:list-item>
          <text:p text:style-name="P9"><text:span text:style-name="T4">07.</text:span><text:span text:style-name="T2">01-01.04.201</text:span><text:span text:style-name="T8">7</text:span>- Implementacja logiki działania aplikacji. Interfejs graficzny. Sporządzanie dokumentacji projektu <text:span text:style-name="T10">dla użytkownika oraz sporządzanie dokumentacji technicznej.</text:span><text:span text:style-name="T10"><office:annotation><dc:creator>mckuk </dc:creator><dc:date>2016-12-07T22:18:20.346410113</dc:date><loext:sender-initials>m</loext:sender-initials><text:p text:style-name="P27"><text:span text:style-name="T27">Trzeba podzielić i uszczegółowić ten punkt. To jest „główny punkt programu”! Pozostała część harmonogramu to takie dodatki. A tu całe „mięcho” jest zbite w jednym, ogólnikowym punkcie. Zob. też uwagi na czerwono pod tekstem.</text:span></text:p></office:annotation></text:span></text:p>
        </text:list-item>
        <text:list-item>
          <text:p text:style-name="P9"><text:span text:style-name="T5">0</text:span><text:span text:style-name="T7">6</text:span><text:span text:style-name="T5">.02.2017 </text:span><text:span text:style-name="T10">Przedłożenie koordynatorom raportu kierownika oraz raportów poszczególnych członków.</text:span></text:p>
        </text:list-item>
        <text:list-item>
          <text:p text:style-name="P11">09.02.2017 <text:span text:style-name="T15">Ostateczny termin nieplanowanej „zmiany ról ” w zespole. </text:span></text:p>
        </text:list-item>
        <text:list-item>
          <text:p text:style-name="P10"><text:span text:style-name="T2">02.04-07.04.2017</text:span> - Testowanie aplikacji.</text:p>
        </text:list-item>
        <text:list-item>
          <text:p text:style-name="P12"><text:span text:style-name="T2">08.04-</text:span><text:span text:style-name="T5">07</text:span><text:span text:style-name="T2">.0</text:span><text:span text:style-name="T5">5</text:span><text:span text:style-name="T2">.2017</text:span> - Wprowadzanie <office:annotation><dc:creator>mckuk </dc:creator><dc:date>2016-12-07T22:22:34.378199614</dc:date><loext:sender-initials>m</loext:sender-initials><text:p text:style-name="P27"><text:span text:style-name="T27">Usunąłem „ewentualnych”. Brzmiało komicznie. :)</text:span></text:p></office:annotation>poprawek wraz z testowaniem <text:span text:style-name="T11">wprowadzonych zmian</text:span>.</text:p>
        </text:list-item>
        <text:list-item>
          <text:p text:style-name="P13"><text:span text:style-name="T2">01.05-03.05.2017</text:span> Weekend majowy. Przerwa w p<text:span text:style-name="T10">ra</text:span>cy nad projektem.</text:p>
        </text:list-item>
        <text:list-item>
          <text:p text:style-name="P13"><text:span text:style-name="T2">04.05-17.05.</text:span><text:span text:style-name="T17">2017</text:span> Przygotowywanie prezentacji <text:span text:style-name="T16">publicznej </text:span>projektu.</text:p>
        </text:list-item>
        <text:list-item>
          <text:p text:style-name="P14"><text:span text:style-name="T2">07.05.2017</text:span> Zakończenie prac nad projektem i opublikowanie ostatecznej wersji dokumentacji</text:p>
        </text:list-item>
      </text:list>
      <text:p text:style-name="P4"/>
      <text:p text:style-name="P15"/>
      <text:p text:style-name="P21">Uwagi:</text:p>
      <text:p text:style-name="P19"/>
      <text:p text:style-name="P19"><text:span text:style-name="T19">Punkt </text:span><text:span text:style-name="T25">„</text:span><text:span text:style-name="T26">Implementacja logiki działania aplikacji. Interfejs graficzny. Sporządzanie dokumentacji projektu dla użytkownika oraz sporządzanie dokumentacji technicznej.”</text:span><text:span text:style-name="T20"> należy rozbić na części. </text:span></text:p>
      <text:list xml:id="list765255777476817535" text:style-name="L3">
        <text:list-item>
          <text:p text:style-name="P20"><text:span text:style-name="T20">Dokumentację można w sensowny sposób zacząć przygotowywać dopiero od pewnego momentu, gdy będzie już w miarę „stabilna” chociaż część systemu. Inaczej będzie ją trzeba co chwilę przepisywać.</text:span></text:p>
        </text:list-item>
        <text:list-item>
          <text:p text:style-name="P24"><text:span text:style-name="T19">Aplikację, z tego co rozumiem, można podzielić na elementy:</text:span></text:p>
        </text:list-item>
      </text:list>
      <text:list xml:id="list4031808410117630257" text:style-name="L4">
        <text:list-item>
          <text:list>
            <text:list-item>
              <text:p text:style-name="P16">GUI na urządzeniu mobilnym;</text:p>
            </text:list-item>
            <text:list-item>
              <text:p text:style-name="P16">demon:</text:p>
              <text:list>
                <text:list-item>
                  <text:p text:style-name="P16">czuwanie i wychwycenie słowa-klucza;</text:p>
                </text:list-item>
                <text:list-item>
                  <text:p text:style-name="P16">komunikacja z Google;</text:p>
                </text:list-item>
                <text:list-item>
                  <text:p text:style-name="P16">tworzenie procesów potomnych;</text:p>
                </text:list-item>
              </text:list>
            </text:list-item>
            <text:list-item>
              <text:p text:style-name="P16">procesy potomne odpowiedzialne za <text:span text:style-name="T24">interpretowanie i </text:span>wykonywanie poleceń na urządzeniu mobilnym;</text:p>
            </text:list-item>
            <text:list-item>
              <text:p text:style-name="P16">procesy potomne odpowiedzialne za komunikację z serwerem;</text:p>
            </text:list-item>
            <text:list-item>
              <text:p text:style-name="P16">serwer:</text:p>
              <text:list>
                <text:list-item>
                  <text:p text:style-name="P16">komunikacja z urządzeniem mobilnym;</text:p>
                </text:list-item>
                <text:list-item>
                  <text:p text:style-name="P16">wykonywanie poleceń;</text:p>
                </text:list-item>
              </text:list>
            </text:list-item>
            <text:list-item>
              <text:p text:style-name="P16">ewentualne GUI do konfiguracji serwera.</text:p>
            </text:list-item>
          </text:list>
        </text:list-item>
      </text:list>
      <text:p text:style-name="P26">Niektóre z tych elementów są zależne od pozostałych, inne nie (lub tylko w niewielkim stopniu). Np. samo nasłuchiwanie przez demona i wychwycenie momentu wypowiedzenia <text:soft-page-break/>słowa-klucza jest niezależne od sposobu komunikacji potomków z serwerem. <text:span text:style-name="T24">Powinno to zostać uwzględnione w harmonogramie – nad czym pracujemy najpierw, nad czym później.</text:span></text:p>
      <text:p text:style-name="P26"/>
      <text:p text:style-name="P26">Wydaje mi się, że dużą rolę odgrywa <text:span text:style-name="T24">to, jak zaprojektujecie Państwo interpretowanie i wywoływanie poleceń. Od tego zależała będzie między innymi struktura plików konfiguracyjnych i GUI, to czego będziemy oczekiwali od użytkownika i co będziemy chcięli dostać od Google'a, jakie komunikaty będą przesyłane do serwera. Myślę, że warto to dobrze przemyśleć na początku.</text:span></text:p>
      <text:p text:style-name="P17"/>
      <text:list xml:id="list225049823239775" text:continue-list="list765255777476817535" text:style-name="L3">
        <text:list-item>
          <text:p text:style-name="P25">Ten podział na elementy powinien być odzwierciedlony w harmonogramie. Proszę pomyśleć, nad czym można pracować wcześniej, nad czym później, jakie są zależności między poszczególnymi zadaniami. Oczywiście wszystkich zależności Państwo od razu nie zauważycie, ale będzie to jakaś podstawa, zgrubny plan działania.</text:p>
        </text:list-item>
      </text:list>
      <text:p text:style-name="P19"/>
      <text:p text:style-name="P22"><text:span text:style-name="T21">Brakuje podziału obowiązków oraz </text:span><text:span text:style-name="T22">opisu </text:span><text:span text:style-name="T21">zasad dokumentacji przebiegu realizacji zadania. </text:span><text:span text:style-name="T22">Są one </text:span><text:span text:style-name="T21"><text:s/>wymagan</text:span><text:span text:style-name="T22">e</text:span><text:span text:style-name="T21"> przez regulamin. Proszę to uwzględnić! </text:span><text:span text:style-name="T22">Dobrze byłoby, gdyby już teraz określili Państwo, kto jakim</text:span><text:span text:style-name="T23">i elementami systemu </text:span><text:span text:style-name="T22">będzie się zajmował (por. punkt 2. po</text:span><text:span text:style-name="T23">wy</text:span><text:span text:style-name="T22">żej). </text:span><text:span text:style-name="T23">Ponadto są do rozdzielenia takie zadania jak przygotowanie dokumentacji (kto to będzie robił/koordynował), testy, rola sekretarza, opieka nad stroną WWW, rola kierownika zespołu, sprawy organizacyjno-formalne – w tym ten harmonogram, może jakieś szczególne zadania przy prezentacji lub projektowaniu? Proszę to przemyśleć.</text:span></text:p>
      <text:p text:style-name="P22"><text:span text:style-name="T22"/></text:p>
      <text:p text:style-name="P18">Proszę o przygotwanie diagramu Gantta w jakimś edytowalnym w sensowny sposób formacie.</text:p>
      <text:p text:style-name="P23"><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397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20:02:27.905000000</meta:creation-date>
    <dc:date>2016-12-07T22:50:49.032542941</dc:date>
    <meta:editing-duration>PT1H37M42S</meta:editing-duration>
    <meta:editing-cycles>6</meta:editing-cycles>
    <meta:generator>LibreOffice/5.0.3.2$Linux_X86_64 LibreOffice_project/00m0$Build-2</meta:generator>
    <dc:creator>mckuk </dc:creator>
    <meta:document-statistic meta:table-count="0" meta:image-count="0" meta:object-count="0" meta:page-count="2" meta:paragraph-count="38" meta:word-count="512" meta:character-count="3957" meta:non-whitespace-character-count="3494"/>
  </office:meta>
</office:document-meta>
</file>